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80000000800482B8425106B401F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P3" style:family="paragraph" style:parent-style-name="Standard">
      <style:text-properties style:font-name="Arial" fo:language="ca" fo:country="ES" officeooo:paragraph-rsid="0026f9d2"/>
    </style:style>
    <style:style style:name="P4" style:family="paragraph" style:parent-style-name="Standard">
      <style:text-properties style:font-name="Arial1" fo:font-size="11pt" fo:language="ca" fo:country="ES" fo:font-weight="normal" officeooo:rsid="001fe75d" style:font-size-asian="11pt" style:font-weight-asian="normal" style:font-size-complex="11pt" style:font-weight-complex="normal"/>
    </style:style>
    <style:style style:name="P5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P6" style:family="paragraph" style:parent-style-name="Footnote">
      <style:paragraph-properties fo:line-height="100%" style:snap-to-layout-grid="false"/>
    </style:style>
    <style:style style:name="P7" style:family="paragraph" style:parent-style-name="Footnote">
      <style:text-properties fo:font-size="5pt" style:font-size-asian="5pt"/>
    </style:style>
    <style:style style:name="P8" style:family="paragraph" style:parent-style-name="Text_20_body">
      <style:text-properties style:font-name="Arial1" fo:font-size="11pt" fo:language="ca" fo:country="ES" fo:font-weight="normal" officeooo:rsid="001fe75d" officeooo:paragraph-rsid="001fe75d" style:font-size-asian="11pt" style:font-weight-asian="normal" style:font-size-complex="11pt" style:font-weight-complex="normal"/>
    </style:style>
    <style:style style:name="P9" style:family="paragraph" style:parent-style-name="Text_20_body">
      <style:text-properties style:font-name="Arial1" fo:font-size="11pt" fo:language="ca" fo:country="ES" fo:font-weight="normal" officeooo:rsid="003aa29d" officeooo:paragraph-rsid="0047b880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Arial1" fo:font-size="11pt" fo:language="ca" fo:country="ES" fo:font-weight="normal" officeooo:rsid="00227169" officeooo:paragraph-rsid="0047b880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Arial1" fo:font-size="11pt" fo:language="ca" fo:country="ES" fo:font-weight="bold" officeooo:rsid="003aa29d" officeooo:paragraph-rsid="0047b880" style:font-size-asian="11pt" style:font-weight-asian="bold" style:font-size-complex="11pt" style:font-weight-complex="bold"/>
    </style:style>
    <style:style style:name="P12" style:family="paragraph" style:parent-style-name="Text_20_body">
      <style:text-properties style:font-name="Arial1" fo:font-size="11pt" fo:language="ca" fo:country="ES" fo:font-weight="bold" officeooo:rsid="00227169" officeooo:paragraph-rsid="0047b880" style:font-size-asian="11pt" style:font-weight-asian="bold" style:font-size-complex="11pt" style:font-weight-complex="bold"/>
    </style:style>
    <style:style style:name="P13" style:family="paragraph" style:parent-style-name="Text_20_body">
      <style:text-properties style:font-name="Arial1" fo:font-size="14pt" fo:language="ca" fo:country="ES" fo:font-weight="bold" officeooo:rsid="0047b880" officeooo:paragraph-rsid="0047b880" style:font-size-asian="14pt" style:font-weight-asian="bold" style:font-size-complex="14pt" style:font-weight-complex="bold"/>
    </style:style>
    <style:style style:name="P14" style:family="paragraph" style:parent-style-name="Text_20_body">
      <style:text-properties style:font-name="Arial" fo:font-size="11pt" fo:language="ca" fo:country="ES" fo:font-weight="normal" officeooo:rsid="003aa29d" officeooo:paragraph-rsid="00447885" style:font-size-asian="11pt" style:font-weight-asian="normal" style:font-size-complex="11pt" style:font-weight-complex="normal"/>
    </style:style>
    <style:style style:name="P15" style:family="paragraph" style:parent-style-name="Text_20_body">
      <style:text-properties style:font-name="Courier New1" fo:font-size="11pt" fo:language="ca" fo:country="ES" fo:font-weight="normal" officeooo:rsid="00227169" officeooo:paragraph-rsid="0047b880" style:font-size-asian="11pt" style:font-weight-asian="normal" style:font-size-complex="11pt" style:font-weight-complex="normal"/>
    </style:style>
    <style:style style:name="P16" style:family="paragraph" style:parent-style-name="Text_20_body">
      <style:paragraph-properties fo:margin-top="0in" fo:margin-bottom="0.1965in" loext:contextual-spacing="false"/>
      <style:text-properties officeooo:paragraph-rsid="00447885"/>
    </style:style>
    <style:style style:name="P17" style:family="paragraph" style:parent-style-name="Text_20_body">
      <style:paragraph-properties fo:margin-top="0in" fo:margin-bottom="0.1965in" loext:contextual-spacing="false"/>
      <style:text-properties style:font-name="Arial" fo:font-size="11pt" fo:font-weight="normal" officeooo:paragraph-rsid="00447885" style:font-size-asian="11pt" style:font-weight-asian="normal" style:font-size-complex="11pt" style:font-weight-complex="normal"/>
    </style:style>
    <style:style style:name="P18" style:family="paragraph" style:parent-style-name="Text_20_body">
      <style:paragraph-properties fo:margin-top="0in" fo:margin-bottom="0.1965in" loext:contextual-spacing="false" fo:break-before="page"/>
      <style:text-properties officeooo:paragraph-rsid="00447885"/>
    </style:style>
    <style:style style:name="P19" style:family="paragraph" style:parent-style-name="Text_20_body">
      <style:paragraph-properties fo:break-before="page"/>
      <style:text-properties style:font-name="Arial1" fo:font-size="11pt" fo:language="ca" fo:country="ES" fo:font-weight="bold" officeooo:rsid="001fe75d" officeooo:paragraph-rsid="0047b880" style:font-size-asian="11pt" style:font-weight-asian="bold" style:font-size-complex="11pt" style:font-weight-complex="bold"/>
    </style:style>
    <style:style style:name="P20" style:family="paragraph" style:parent-style-name="Standard" style:master-page-name="Standard">
      <style:paragraph-properties style:page-number="auto"/>
      <style:text-properties style:font-name="Arial" fo:font-size="14pt" fo:language="ca" fo:country="ES" officeooo:paragraph-rsid="00343c7c" style:font-size-asian="14pt" style:font-name-complex="Arial" style:font-size-complex="14pt"/>
    </style:style>
    <style:style style:name="P21" style:family="paragraph" style:parent-style-name="Text_20_body" style:list-style-name="L1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2" style:family="paragraph" style:parent-style-name="Text_20_body">
      <style:text-properties style:font-name="Arial1" fo:font-size="11pt" fo:language="ca" fo:country="ES" fo:font-weight="bold" officeooo:rsid="004aadee" officeooo:paragraph-rsid="004aadee" style:font-size-asian="11pt" style:font-weight-asian="bold" style:font-size-complex="11pt" style:font-weight-complex="bold"/>
    </style:style>
    <style:style style:name="P23" style:family="paragraph" style:parent-style-name="Text_20_body">
      <style:text-properties style:font-name="Arial1" fo:font-size="11pt" fo:language="ca" fo:country="ES" fo:font-weight="bold" officeooo:rsid="004cad82" officeooo:paragraph-rsid="004cad82" style:font-size-asian="11pt" style:font-weight-asian="bold" style:font-size-complex="11pt" style:font-weight-complex="bold"/>
    </style:style>
    <style:style style:name="P24" style:family="paragraph" style:parent-style-name="Text_20_body">
      <style:text-properties style:font-name="Arial1" fo:font-size="11pt" fo:language="ca" fo:country="ES" fo:font-weight="bold" officeooo:rsid="004ceec2" officeooo:paragraph-rsid="004ceec2" style:font-size-asian="11pt" style:font-weight-asian="bold" style:font-size-complex="11pt" style:font-weight-complex="bold"/>
    </style:style>
    <style:style style:name="P25" style:family="paragraph" style:parent-style-name="Text_20_body">
      <style:text-properties style:font-name="Arial1" fo:font-size="11pt" fo:language="ca" fo:country="ES" fo:font-weight="normal" officeooo:rsid="004aadee" officeooo:paragraph-rsid="004aadee" style:font-size-asian="11pt" style:font-weight-asian="normal" style:font-size-complex="11pt" style:font-weight-complex="normal"/>
    </style:style>
    <style:style style:name="P26" style:family="paragraph" style:parent-style-name="Text_20_body">
      <style:text-properties style:font-name="Arial1" fo:font-size="11pt" fo:language="ca" fo:country="ES" fo:font-weight="normal" officeooo:rsid="004cad82" officeooo:paragraph-rsid="004cad82" style:font-size-asian="11pt" style:font-weight-asian="normal" style:font-size-complex="11pt" style:font-weight-complex="normal"/>
    </style:style>
    <style:style style:name="P27" style:family="paragraph" style:parent-style-name="Text_20_body">
      <style:text-properties style:font-name="Arial1" fo:font-size="11pt" fo:language="ca" fo:country="ES" fo:font-weight="normal" officeooo:rsid="004ceec2" officeooo:paragraph-rsid="004ceec2" style:font-size-asian="11pt" style:font-weight-asian="normal" style:font-size-complex="11pt" style:font-weight-complex="normal"/>
    </style:style>
    <style:style style:name="P28" style:family="paragraph" style:parent-style-name="Text_20_body" style:list-style-name="L1">
      <style:paragraph-properties fo:margin-top="0in" fo:margin-bottom="0.1965in" loext:contextual-spacing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9" style:family="paragraph" style:parent-style-name="Text_20_body">
      <style:paragraph-properties fo:margin-top="0in" fo:margin-bottom="0.1965in" loext:contextual-spacing="false"/>
      <style:text-properties style:font-name="Arial" fo:font-size="11pt" fo:font-weight="normal" officeooo:paragraph-rsid="00447885" style:font-size-asian="11pt" style:font-weight-asian="normal" style:font-size-complex="11pt" style:font-weight-complex="normal"/>
    </style:style>
    <style:style style:name="P30" style:family="paragraph" style:parent-style-name="Text_20_body">
      <style:paragraph-properties fo:margin-top="0in" fo:margin-bottom="0.1965in" loext:contextual-spacing="false"/>
      <style:text-properties style:font-name="Arial" fo:font-size="11pt" fo:font-weight="bold" officeooo:rsid="004d1af6" officeooo:paragraph-rsid="004d1af6" style:font-size-asian="11pt" style:font-weight-asian="bold" style:font-size-complex="11pt" style:font-weight-complex="bold"/>
    </style:style>
    <style:style style:name="P31" style:family="paragraph" style:parent-style-name="Text_20_body">
      <style:paragraph-properties fo:margin-top="0in" fo:margin-bottom="0.1965in" loext:contextual-spacing="false"/>
      <style:text-properties officeooo:paragraph-rsid="004d1af6"/>
    </style:style>
    <style:style style:name="T1" style:family="text">
      <style:text-properties officeooo:rsid="002e939b"/>
    </style:style>
    <style:style style:name="T2" style:family="text">
      <style:text-properties style:font-name="Arial" fo:font-size="9pt" style:font-size-asian="9pt" style:font-name-complex="Arial"/>
    </style:style>
    <style:style style:name="T3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T4" style:family="text">
      <style:text-properties style:font-name="Arial" fo:font-size="11pt" fo:language="ca" fo:country="ES" fo:font-weight="bold" officeooo:rsid="003aa29d" style:font-size-asian="11pt" style:font-weight-asian="bold" style:font-size-complex="11pt" style:font-weight-complex="bold"/>
    </style:style>
    <style:style style:name="T5" style:family="text">
      <style:text-properties style:font-name="Arial" fo:font-size="11pt" fo:language="ca" fo:country="ES" fo:font-weight="bold" officeooo:rsid="0047b880" style:font-size-asian="11pt" style:font-weight-asian="bold" style:font-size-complex="11pt" style:font-weight-complex="bold"/>
    </style:style>
    <style:style style:name="T6" style:family="text">
      <style:text-properties style:font-name="Arial" fo:font-size="11pt" fo:language="ca" fo:country="ES" fo:font-weight="bold" officeooo:rsid="004d1af6" style:font-size-asian="11pt" style:font-weight-asian="bold" style:font-size-complex="11pt" style:font-weight-complex="bold"/>
    </style:style>
    <style:style style:name="T7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8" style:family="text">
      <style:text-properties style:font-name="Arial" fo:font-size="11pt" fo:font-weight="bold" officeooo:rsid="0047b880" style:font-size-asian="11pt" style:font-weight-asian="bold" style:font-size-complex="11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f8110" style:font-weight-asian="normal" style:font-weight-complex="normal"/>
    </style:style>
    <style:style style:name="T11" style:family="text">
      <style:text-properties fo:font-weight="normal" officeooo:rsid="00343c7c" style:font-weight-asian="normal" style:font-weight-complex="normal"/>
    </style:style>
    <style:style style:name="T12" style:family="text">
      <style:text-properties fo:font-weight="normal" officeooo:rsid="0037c9a8" style:font-weight-asian="normal" style:font-weight-complex="normal"/>
    </style:style>
    <style:style style:name="T13" style:family="text">
      <style:text-properties fo:font-weight="normal" officeooo:rsid="00447885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47b880" style:font-weight-asian="bold" style:font-weight-complex="bold"/>
    </style:style>
    <style:style style:name="T16" style:family="text">
      <style:text-properties officeooo:rsid="004072df"/>
    </style:style>
    <style:style style:name="T17" style:family="text">
      <style:text-properties officeooo:rsid="0047b880"/>
    </style:style>
    <style:style style:name="T18" style:family="text">
      <style:text-properties officeooo:rsid="003aa29d"/>
    </style:style>
    <style:style style:name="T19" style:family="text">
      <style:text-properties officeooo:rsid="0037c9a8"/>
    </style:style>
    <style:style style:name="T20" style:family="text">
      <style:text-properties officeooo:rsid="003f3856"/>
    </style:style>
    <style:style style:name="T21" style:family="text">
      <style:text-properties officeooo:rsid="00227169"/>
    </style:style>
    <style:style style:name="T22" style:family="text">
      <style:text-properties officeooo:rsid="004836be"/>
    </style:style>
    <style:style style:name="T23" style:family="text">
      <style:text-properties officeooo:rsid="004992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Pràctica <text:span text:style-name="T17">1</text:span>: <text:span text:style-name="T16">Programació Modular.</text:span></text:p>
      <text:p text:style-name="P3"><text:span text:style-name="T9">L’objectiu d’aquesta pràctica és </text:span><text:span text:style-name="T13">introduir a l'alumne als conceptes d</text:span><text:span text:style-name="T12">e programació descendent</text:span><text:span text:style-name="T11">, juntament amb els de subrutines</text:span><text:span text:style-name="T10">.</text:span></text:p>
      <text:p text:style-name="P4"/>
      <text:p text:style-name="P8"/>
      <text:p text:style-name="P13">Part 1</text:p>
      <text:p text:style-name="P9">Els programes següents han de <text:span text:style-name="T14">codificar-se amb Python </text:span><text:span text:style-name="T15">i Java</text:span><text:span text:style-name="T14">.</text:span></text:p>
      <text:p text:style-name="P11"/>
      <text:p text:style-name="P12">Exercici <text:span text:style-name="T18">1</text:span>. Triangles</text:p>
      <text:p text:style-name="P10">Desenvolupa un programa que demani un nombre enter positiu i <text:span text:style-name="T19">cridi a una subrutina que</text:span> dibuixi <text:span text:style-name="T19">un triangle. <text:s/>El programa cridarà a la subrutina tantes vegades com el nombre enter introduït per l'usuari, </text:span>segons l'exemple següent on l'entrada és 2.</text:p>
      <text:p text:style-name="P15"><text:s text:c="4"/>.........9.........</text:p>
      <text:p text:style-name="P15"><text:s text:c="4"/>........898........</text:p>
      <text:p text:style-name="P15"><text:s text:c="4"/>.......78987.......</text:p>
      <text:p text:style-name="P15"><text:s text:c="4"/>......6789876......</text:p>
      <text:p text:style-name="P15"><text:s text:c="4"/>.....567898765.....</text:p>
      <text:p text:style-name="P15"><text:s text:c="4"/>....45678987654....</text:p>
      <text:p text:style-name="P15"><text:s text:c="4"/>...3456789876543...</text:p>
      <text:p text:style-name="P15"><text:s text:c="4"/>..234567898765432..</text:p>
      <text:p text:style-name="P15"><text:s text:c="4"/>.12345678987654321.</text:p>
      <text:p text:style-name="P15"><text:s text:c="4"/>0123456789876543210</text:p>
      <text:p text:style-name="P15"><text:s text:c="4"/>.........9.........</text:p>
      <text:p text:style-name="P15"><text:s text:c="4"/>........898........</text:p>
      <text:p text:style-name="P15"><text:s text:c="4"/>.......78987.......</text:p>
      <text:p text:style-name="P15"><text:s text:c="4"/>......6789876......</text:p>
      <text:p text:style-name="P15"><text:s text:c="4"/>.....567898765.....</text:p>
      <text:p text:style-name="P15"><text:s text:c="4"/>....45678987654....</text:p>
      <text:p text:style-name="P15"><text:s text:c="4"/>...3456789876543...</text:p>
      <text:p text:style-name="P15"><text:s text:c="4"/>..234567898765432..</text:p>
      <text:p text:style-name="P15"><text:s text:c="4"/>.12345678987654321.</text:p>
      <text:p text:style-name="P15"><text:s text:c="4"/>0123456789876543210</text:p>
      <text:p text:style-name="P10">Nota: evidentment s'espera que no ho facis amb instruccions de l'estil</text:p>
      <text:p text:style-name="P15"><text:s text:c="4"/><text:span text:style-name="T20">print</text:span> "....45678987654...."</text:p>
      <text:p text:style-name="P10"/>
      <text:p text:style-name="P25">Python:</text:p>
      <text:p text:style-name="P22">#!/usr/bin/env python</text:p>
      <text:p text:style-name="P22"># -*- coding: utf-8 -*-</text:p>
      <text:p text:style-name="P22"><text:soft-page-break/>def triangle():</text:p>
      <text:p text:style-name="P22"><text:tab/>x=9</text:p>
      <text:p text:style-name="P22"><text:tab/>for n in range(10):</text:p>
      <text:p text:style-name="P22"><text:tab/><text:tab/>for i in range(x):</text:p>
      <text:p text:style-name="P22"><text:tab/><text:tab/><text:tab/>print("·", end="")</text:p>
      <text:p text:style-name="P22"><text:tab/><text:tab/><text:tab/></text:p>
      <text:p text:style-name="P22"><text:tab/><text:tab/>for i in range(x,9,1):</text:p>
      <text:p text:style-name="P22"><text:tab/><text:tab/><text:tab/>print(i, end="")</text:p>
      <text:p text:style-name="P22"><text:tab/><text:tab/>print(9, end="")</text:p>
      <text:p text:style-name="P22"><text:tab/><text:tab/></text:p>
      <text:p text:style-name="P22"><text:tab/><text:tab/>for i in range(8,x -1,-1):</text:p>
      <text:p text:style-name="P22"><text:tab/><text:tab/><text:tab/>print(i, end="")</text:p>
      <text:p text:style-name="P22"><text:tab/><text:tab/><text:tab/></text:p>
      <text:p text:style-name="P22"><text:tab/><text:tab/>for i in range(x):</text:p>
      <text:p text:style-name="P22"><text:tab/><text:tab/><text:tab/>print("·", end="")</text:p>
      <text:p text:style-name="P22"><text:tab/><text:tab/>x-=1</text:p>
      <text:p text:style-name="P22"><text:tab/><text:tab/>print("")</text:p>
      <text:p text:style-name="P22"/>
      <text:p text:style-name="P22">num = int(input("Escribe un numero: "))</text:p>
      <text:p text:style-name="P22">for i in range(num):</text:p>
      <text:p text:style-name="P22"><text:tab/>triangle()</text:p>
      <text:p text:style-name="P22"/>
      <text:p text:style-name="P25">Java:</text:p>
      <text:p text:style-name="P22">import java.io.*;</text:p>
      <text:p text:style-name="P22">public class Exercici1 {</text:p>
      <text:p text:style-name="P22"><text:tab/></text:p>
      <text:p text:style-name="P22"><text:tab/>public static void arbol() {</text:p>
      <text:p text:style-name="P22"><text:tab/><text:tab/>int x = 9;</text:p>
      <text:p text:style-name="P22"><text:tab/><text:tab/>for (int i = 0; i &lt; 10; i++) {</text:p>
      <text:p text:style-name="P22"><text:tab/><text:tab/><text:tab/>for (int j = 0; j &lt; x; j++) {</text:p>
      <text:p text:style-name="P22"><text:tab/><text:tab/><text:tab/><text:tab/>System.out.print(".");</text:p>
      <text:p text:style-name="P22"><text:tab/><text:tab/><text:tab/>}</text:p>
      <text:p text:style-name="P22"><text:tab/><text:tab/><text:tab/></text:p>
      <text:p text:style-name="P22"><text:tab/><text:tab/><text:tab/>for (int j = x; j &lt; 9; j++) {</text:p>
      <text:p text:style-name="P22"><text:tab/><text:tab/><text:tab/><text:tab/>System.out.print(j);</text:p>
      <text:p text:style-name="P22"><text:tab/><text:tab/><text:tab/>}</text:p>
      <text:p text:style-name="P22"><text:tab/><text:tab/><text:tab/></text:p>
      <text:p text:style-name="P22"><text:tab/><text:tab/><text:tab/>System.out.print(9);</text:p>
      <text:p text:style-name="P22"><text:soft-page-break/><text:tab/><text:tab/><text:tab/></text:p>
      <text:p text:style-name="P22"><text:tab/><text:tab/><text:tab/>for (int j = 8; j &gt; x-1; j--) {</text:p>
      <text:p text:style-name="P22"><text:tab/><text:tab/><text:tab/><text:tab/>System.out.print(j);</text:p>
      <text:p text:style-name="P22"><text:tab/><text:tab/><text:tab/>}</text:p>
      <text:p text:style-name="P22"><text:tab/><text:tab/><text:tab/></text:p>
      <text:p text:style-name="P22"><text:tab/><text:tab/><text:tab/>for (int j = 0; j &lt; x; j++) {</text:p>
      <text:p text:style-name="P22"><text:tab/><text:tab/><text:tab/><text:tab/>System.out.print(".");</text:p>
      <text:p text:style-name="P22"><text:tab/><text:tab/><text:tab/>}</text:p>
      <text:p text:style-name="P22"><text:tab/><text:tab/><text:tab/></text:p>
      <text:p text:style-name="P22"><text:tab/><text:tab/><text:tab/>x--;</text:p>
      <text:p text:style-name="P22"><text:tab/><text:tab/><text:tab/>System.out.println();</text:p>
      <text:p text:style-name="P22"><text:tab/><text:tab/>}</text:p>
      <text:p text:style-name="P22"><text:tab/>}</text:p>
      <text:p text:style-name="P22"><text:tab/></text:p>
      <text:p text:style-name="P22"><text:tab/>public static void main(String[] args) throws IOException {</text:p>
      <text:p text:style-name="P22"><text:tab/><text:tab/>BufferedReader reader = new BufferedReader(new InputStreamReader(System.in));</text:p>
      <text:p text:style-name="P22"><text:tab/><text:tab/>System.out.println("Pon un numero: ");</text:p>
      <text:p text:style-name="P22"><text:tab/><text:tab/>String num_str = reader.readLine();</text:p>
      <text:p text:style-name="P22"><text:tab/><text:tab/>int num = Integer.parseInt(num_str);</text:p>
      <text:p text:style-name="P22"><text:tab/><text:tab/></text:p>
      <text:p text:style-name="P22"><text:tab/><text:tab/>for (int i = 0; i &lt; num; i++) {</text:p>
      <text:p text:style-name="P22"><text:tab/><text:tab/><text:tab/>arbol();</text:p>
      <text:p text:style-name="P22"><text:tab/><text:tab/>}</text:p>
      <text:p text:style-name="P22"><text:tab/>}</text:p>
      <text:p text:style-name="P22">}</text:p>
      <text:p text:style-name="P19">Exercici <text:span text:style-name="T18">2</text:span>: <text:span text:style-name="T21">Un quadrat de nombres</text:span></text:p>
      <text:p text:style-name="P10">Escriu un programa que demani un enter positiu més gran que 0 i <text:span text:style-name="T18">passi aquesta dada a una subrutina que </text:span>"dibuixi" un quadrat amb els nombres del 1 fins el valor de l'entrada. <text:s/>Per exemple, si l'entrada és 5, dibuixarà:</text:p>
      <text:p text:style-name="P15"><text:s text:c="4"/>1 2 3 4 5</text:p>
      <text:p text:style-name="P15"><text:s text:c="4"/>1 2 3 4 5</text:p>
      <text:p text:style-name="P15"><text:s text:c="4"/>1 2 3 4 5</text:p>
      <text:p text:style-name="P15"><text:s text:c="4"/>1 2 3 4 5</text:p>
      <text:p text:style-name="P15"><text:s text:c="4"/>1 2 3 4 5</text:p>
      <text:p text:style-name="P26">Python:</text:p>
      <text:p text:style-name="P23">#!/usr/bin/env python</text:p>
      <text:p text:style-name="P23"># -*- coding: utf-8 -*-</text:p>
      <text:p text:style-name="P23">def cuadrado(num):</text:p>
      <text:p text:style-name="P23"><text:tab/>for i in range(num):</text:p>
      <text:p text:style-name="P23"><text:tab/><text:tab/>for x in range(1,num+1):</text:p>
      <text:p text:style-name="P23"><text:tab/><text:tab/><text:tab/>print(str(x)+" ",end="")</text:p>
      <text:p text:style-name="P23"><text:tab/><text:tab/>print()</text:p>
      <text:p text:style-name="P23"/>
      <text:p text:style-name="P23">num = int(input("Escribe un numero: "))</text:p>
      <text:p text:style-name="P23">cuadrado(num)</text:p>
      <text:p text:style-name="P27">Java:</text:p>
      <text:p text:style-name="P24">import java.io.BufferedReader;</text:p>
      <text:p text:style-name="P24">import java.io.IOException;</text:p>
      <text:p text:style-name="P24">import java.io.InputStreamReader;</text:p>
      <text:p text:style-name="P24">public class Exercici2 {</text:p>
      <text:p text:style-name="P24"><text:tab/></text:p>
      <text:p text:style-name="P24"><text:tab/>public static void cuadrado(int num) {</text:p>
      <text:p text:style-name="P24"><text:tab/><text:tab/>for (int i = 0; i &lt; num; i++) {</text:p>
      <text:p text:style-name="P24"><text:tab/><text:tab/><text:tab/>for (int j = 1; j &lt;= num; j++) {</text:p>
      <text:p text:style-name="P24"><text:tab/><text:tab/><text:tab/><text:tab/>System.out.print(j+" ");</text:p>
      <text:p text:style-name="P24"><text:tab/><text:tab/><text:tab/>}</text:p>
      <text:p text:style-name="P24"><text:tab/><text:tab/><text:tab/>System.out.println();</text:p>
      <text:p text:style-name="P24"><text:tab/><text:tab/>}</text:p>
      <text:p text:style-name="P24"><text:tab/>}</text:p>
      <text:p text:style-name="P24"><text:tab/></text:p>
      <text:p text:style-name="P24"><text:tab/>public static void main(String[] args) throws IOException {</text:p>
      <text:p text:style-name="P24"><text:tab/><text:tab/>BufferedReader reader = new BufferedReader(new InputStreamReader(System.in));</text:p>
      <text:p text:style-name="P24"><text:soft-page-break/><text:tab/><text:tab/>System.out.println("Pon un numero: ");</text:p>
      <text:p text:style-name="P24"><text:tab/><text:tab/>String num_str = reader.readLine();</text:p>
      <text:p text:style-name="P24"><text:tab/><text:tab/>int num = Integer.parseInt(num_str);</text:p>
      <text:p text:style-name="P24"><text:tab/><text:tab/>cuadrado(num);</text:p>
      <text:p text:style-name="P24"><text:tab/>}</text:p>
      <text:p text:style-name="P24">}</text:p>
      <text:p text:style-name="P12">Exercici <text:span text:style-name="T18">3</text:span>. Un triangle de nombres</text:p>
      <text:p text:style-name="P10">Desenvolupa un programa que demani a l’usuari un nombre positiu més gran que 0. <text:s/>El programa <text:span text:style-name="T18">cridarà a una subrutina que </text:span>escriurà una línia per nombre entre el 1 i el nombre introduït (es a dir, creixentment). <text:s/>A cada línia escriurà tots els nombres des del nombre corresponent a la línia fins al 1. <text:s/>Ex. si l’entrada és 5 la sortida serà</text:p>
      <text:p text:style-name="P15"><text:s text:c="4"/>1</text:p>
      <text:p text:style-name="P15"><text:s text:c="4"/>2, 1</text:p>
      <text:p text:style-name="P15"><text:s text:c="4"/>3, 2, 1</text:p>
      <text:p text:style-name="P15"><text:s text:c="4"/>4, 3, 2, 1</text:p>
      <text:p text:style-name="P15"><text:s text:c="4"/>5, 4, 3, 2, 1</text:p>
      <text:p text:style-name="P10"/>
      <text:p text:style-name="P27">Python:</text:p>
      <text:p text:style-name="P24">#!/usr/bin/env python</text:p>
      <text:p text:style-name="P24"># -*- coding: utf-8 -*-</text:p>
      <text:p text:style-name="P24">def triangulo(num):</text:p>
      <text:p text:style-name="P24"><text:tab/>for i in range(num):</text:p>
      <text:p text:style-name="P24"><text:tab/><text:tab/>for x in range(i+1,0,-1):</text:p>
      <text:p text:style-name="P24"><text:tab/><text:tab/><text:tab/>print(str(x)+", ",end="")</text:p>
      <text:p text:style-name="P24"><text:tab/><text:tab/>print()</text:p>
      <text:p text:style-name="P24"/>
      <text:p text:style-name="P24">num = int(input("Escribe un numero: "))</text:p>
      <text:p text:style-name="P24">triangulo(num)</text:p>
      <text:p text:style-name="P27">Java:</text:p>
      <text:p text:style-name="P24">import java.io.BufferedReader;</text:p>
      <text:p text:style-name="P24">import java.io.IOException;</text:p>
      <text:p text:style-name="P24">import java.io.InputStreamReader;</text:p>
      <text:p text:style-name="P24">public class Exercici3 {</text:p>
      <text:p text:style-name="P24"><text:tab/></text:p>
      <text:p text:style-name="P24"><text:tab/>public static void triangulo(int num) {</text:p>
      <text:p text:style-name="P24"><text:tab/><text:tab/>for (int i = 0; i &lt; num; i++) {</text:p>
      <text:p text:style-name="P24"><text:tab/><text:tab/><text:tab/>for (int j = i+1; j &gt; 0; j--) {</text:p>
      <text:p text:style-name="P24"><text:tab/><text:tab/><text:tab/><text:tab/>System.out.print(j+", ");</text:p>
      <text:p text:style-name="P24"><text:soft-page-break/><text:tab/><text:tab/><text:tab/>}</text:p>
      <text:p text:style-name="P24"><text:tab/><text:tab/><text:tab/>System.out.println();</text:p>
      <text:p text:style-name="P24"><text:tab/><text:tab/>}</text:p>
      <text:p text:style-name="P24"><text:tab/>}</text:p>
      <text:p text:style-name="P24"><text:tab/></text:p>
      <text:p text:style-name="P24"><text:tab/>public static void main(String[] args) throws IOException {</text:p>
      <text:p text:style-name="P24"><text:tab/><text:tab/>BufferedReader reader = new BufferedReader(new InputStreamReader(System.in));</text:p>
      <text:p text:style-name="P24"><text:tab/><text:tab/>System.out.println("Pon un numero: ");</text:p>
      <text:p text:style-name="P24"><text:tab/><text:tab/>String num_str = reader.readLine();</text:p>
      <text:p text:style-name="P24"><text:tab/><text:tab/>int num = Integer.parseInt(num_str);</text:p>
      <text:p text:style-name="P24"><text:tab/><text:tab/>triangulo(num);</text:p>
      <text:p text:style-name="P24"><text:tab/>}</text:p>
      <text:p text:style-name="P24">}</text:p>
      <text:p text:style-name="P13">Part 2</text:p>
      <text:p text:style-name="P9"><text:span text:style-name="T17">Aquest exercicis han estat extrets de </text:span><text:a xlink:type="simple" xlink:href="http://librosweb.es/libro/algoritmos_python" text:style-name="Internet_20_link" text:visited-style-name="Visited_20_Internet_20_Link"><text:span text:style-name="T17">http://librosweb.es/libro/algoritmos_python</text:span></text:a><text:span text:style-name="T17"> i </text:span>han de <text:span text:style-name="T14">codificar-se amb Python.</text:span></text:p>
      <text:p text:style-name="P8"/>
      <text:p text:style-name="P16"><text:span text:style-name="Strong_20_Emphasis"><text:span text:style-name="T4">Exercici </text:span></text:span><text:span text:style-name="Strong_20_Emphasis"><text:span text:style-name="T5">4</text:span></text:span></text:p>
      <text:p text:style-name="P14">Escriure dues funcions que permetin calcular:</text:p>
      <text:list xml:id="list6222217124046272849" text:style-name="L1">
        <text:list-item>
          <text:p text:style-name="P21">La quantitat de segons en un temps donat en hores, minuts i segons.</text:p>
        </text:list-item>
        <text:list-item>
          <text:p text:style-name="P28">La quantitat d'hores, minuts i segons d'un temps donat en segons.</text:p>
        </text:list-item>
      </text:list>
      <text:p text:style-name="P16"><text:span text:style-name="Strong_20_Emphasis"><text:span text:style-name="T4"/></text:span></text:p>
      <text:p text:style-name="P31"><text:span text:style-name="Strong_20_Emphasis"><text:span text:style-name="T6">#!/usr/bin/env python</text:span></text:span></text:p>
      <text:p text:style-name="P31"><text:span text:style-name="Strong_20_Emphasis"><text:span text:style-name="T6"># -*- coding: utf-8 -*-</text:span></text:span></text:p>
      <text:p text:style-name="P31"><text:span text:style-name="Strong_20_Emphasis"><text:span text:style-name="T6"/></text:span></text:p>
      <text:p text:style-name="P31"><text:span text:style-name="Strong_20_Emphasis"><text:span text:style-name="T6">def segons1(num):</text:span></text:span></text:p>
      <text:p text:style-name="P31"><text:span text:style-name="Strong_20_Emphasis"><text:span text:style-name="T6"><text:tab/>hores=(int(num/3600))</text:span></text:span></text:p>
      <text:p text:style-name="P31"><text:span text:style-name="Strong_20_Emphasis"><text:span text:style-name="T6"><text:tab/>minuts=int((num-(hores*3600))/60)</text:span></text:span></text:p>
      <text:p text:style-name="P31"><text:span text:style-name="Strong_20_Emphasis"><text:span text:style-name="T6"><text:tab/>segons=num-((hores*3600)+(minuts*60))</text:span></text:span></text:p>
      <text:p text:style-name="P31"><text:soft-page-break/><text:span text:style-name="Strong_20_Emphasis"><text:span text:style-name="T6"><text:tab/>#print(str(hores)+"h "+str(minuts)+"m "+str(segons)+"s")</text:span></text:span></text:p>
      <text:p text:style-name="P31"><text:span text:style-name="Strong_20_Emphasis"><text:span text:style-name="T6"><text:tab/>return hores, minuts, segons</text:span></text:span></text:p>
      <text:p text:style-name="P31"><text:span text:style-name="Strong_20_Emphasis"><text:span text:style-name="T6"/></text:span></text:p>
      <text:p text:style-name="P31"><text:span text:style-name="Strong_20_Emphasis"><text:span text:style-name="T6">def segons2(hores, minuts, segons):</text:span></text:span></text:p>
      <text:p text:style-name="P31"><text:span text:style-name="Strong_20_Emphasis"><text:span text:style-name="T6"><text:tab/>num=(int(hores*3600))</text:span></text:span></text:p>
      <text:p text:style-name="P31"><text:span text:style-name="Strong_20_Emphasis"><text:span text:style-name="T6"><text:tab/>num=num+int(minuts*60)</text:span></text:span></text:p>
      <text:p text:style-name="P31"><text:span text:style-name="Strong_20_Emphasis"><text:span text:style-name="T6"><text:tab/>num=num+int(segons)</text:span></text:span></text:p>
      <text:p text:style-name="P31"><text:span text:style-name="Strong_20_Emphasis"><text:span text:style-name="T6"><text:tab/>#print(str(num)+"s")</text:span></text:span></text:p>
      <text:p text:style-name="P31"><text:span text:style-name="Strong_20_Emphasis"><text:span text:style-name="T6"><text:tab/>return num</text:span></text:span></text:p>
      <text:p text:style-name="P31"><text:span text:style-name="Strong_20_Emphasis"><text:span text:style-name="T6"/></text:span></text:p>
      <text:p text:style-name="P31"><text:span text:style-name="Strong_20_Emphasis"><text:span text:style-name="T6">print("Que vols fer: ")</text:span></text:span></text:p>
      <text:p text:style-name="P31"><text:span text:style-name="Strong_20_Emphasis"><text:span text:style-name="T6">print("1- Segons a hores minuts i segons")</text:span></text:span></text:p>
      <text:p text:style-name="P31"><text:span text:style-name="Strong_20_Emphasis"><text:span text:style-name="T6">print("2- Hores minuts i segons a segons")</text:span></text:span></text:p>
      <text:p text:style-name="P31"><text:span text:style-name="Strong_20_Emphasis"><text:span text:style-name="T6">op = int(input())</text:span></text:span></text:p>
      <text:p text:style-name="P31"><text:span text:style-name="Strong_20_Emphasis"><text:span text:style-name="T6"/></text:span></text:p>
      <text:p text:style-name="P31"><text:span text:style-name="Strong_20_Emphasis"><text:span text:style-name="T6">if(op == 1):</text:span></text:span></text:p>
      <text:p text:style-name="P31"><text:span text:style-name="Strong_20_Emphasis"><text:span text:style-name="T6"><text:tab/>num = int(input("Escriu els segons: "))</text:span></text:span></text:p>
      <text:p text:style-name="P31"><text:span text:style-name="Strong_20_Emphasis"><text:span text:style-name="T6"><text:tab/>x,y,z=segons1(num)</text:span></text:span></text:p>
      <text:p text:style-name="P31"><text:span text:style-name="Strong_20_Emphasis"><text:span text:style-name="T6"><text:tab/>print(str(x)+"h "+str(y)+"m "+str(z)+"s")</text:span></text:span></text:p>
      <text:p text:style-name="P31"><text:span text:style-name="Strong_20_Emphasis"><text:span text:style-name="T6"/></text:span></text:p>
      <text:p text:style-name="P31"><text:span text:style-name="Strong_20_Emphasis"><text:span text:style-name="T6">else:</text:span></text:span></text:p>
      <text:p text:style-name="P31"><text:span text:style-name="Strong_20_Emphasis"><text:span text:style-name="T6"><text:tab/>hores = int(input("Escriu les hores: "))</text:span></text:span></text:p>
      <text:p text:style-name="P31"><text:soft-page-break/><text:span text:style-name="Strong_20_Emphasis"><text:span text:style-name="T6"><text:tab/>minuts = int(input("Escriu els minuts: "))</text:span></text:span></text:p>
      <text:p text:style-name="P31"><text:span text:style-name="Strong_20_Emphasis"><text:span text:style-name="T6"><text:tab/>segons = int(input("Escriu els segons: "))</text:span></text:span></text:p>
      <text:p text:style-name="P31"><text:span text:style-name="Strong_20_Emphasis"><text:span text:style-name="T6"><text:tab/>x=segons2(hores,minuts,segons)</text:span></text:span></text:p>
      <text:p text:style-name="P31"><text:span text:style-name="Strong_20_Emphasis"><text:span text:style-name="T6"><text:tab/>print(str(x)+"s")</text:span></text:span></text:p>
      <text:p text:style-name="P18"><text:span text:style-name="Strong_20_Emphasis"><text:span text:style-name="T4">Exercici </text:span></text:span><text:span text:style-name="Strong_20_Emphasis"><text:span text:style-name="T5">5</text:span></text:span></text:p>
      <text:p text:style-name="P17">Usant les funcions de l'exercici anterior, escriure un programa que llegeixi de teclat dos temps expressats en hores, minuts i segons; les sumeix i mostri el resultat en hores, minuts i segons per pantalla.</text:p>
      <text:p text:style-name="P30">#!/usr/bin/env python</text:p>
      <text:p text:style-name="P30"># -*- coding: utf-8 -*-</text:p>
      <text:p text:style-name="P30"/>
      <text:p text:style-name="P30">def segons1(num):</text:p>
      <text:p text:style-name="P30"><text:tab/>hores=(int(num/3600))</text:p>
      <text:p text:style-name="P30"><text:tab/>minuts=int((num-(hores*3600))/60)</text:p>
      <text:p text:style-name="P30"><text:tab/>segons=num-((hores*3600)+(minuts*60))</text:p>
      <text:p text:style-name="P30"><text:tab/>#print(str(hores)+"h "+str(minuts)+"m "+str(segons)+"s")</text:p>
      <text:p text:style-name="P30"><text:tab/>return hores, minuts, segons</text:p>
      <text:p text:style-name="P30"/>
      <text:p text:style-name="P30">def segons2(hores, minuts, segons):</text:p>
      <text:p text:style-name="P30"><text:tab/>num=(int(hores*3600))</text:p>
      <text:p text:style-name="P30"><text:tab/>num=num+int(minuts*60)</text:p>
      <text:p text:style-name="P30"><text:tab/>num=num+int(segons)</text:p>
      <text:p text:style-name="P30"><text:tab/>#print(str(num)+"s")</text:p>
      <text:p text:style-name="P30"><text:tab/>return num</text:p>
      <text:p text:style-name="P30"/>
      <text:p text:style-name="P30">hores = int(input("Escriu les hores: "))</text:p>
      <text:p text:style-name="P30">minuts = int(input("Escriu els minuts: "))</text:p>
      <text:p text:style-name="P30"><text:soft-page-break/>segons = int(input("Escriu els segons: "))</text:p>
      <text:p text:style-name="P30"/>
      <text:p text:style-name="P30">hores_1 = int(input("Escriu les hores: "))</text:p>
      <text:p text:style-name="P30">minuts_1 = int(input("Escriu els minuts: "))</text:p>
      <text:p text:style-name="P30">segons_1 = int(input("Escriu els segons: "))</text:p>
      <text:p text:style-name="P30"/>
      <text:p text:style-name="P30">x=segons2(hores,minuts,segons)</text:p>
      <text:p text:style-name="P30">y=segons2(hores_1,minuts_1,segons_1)</text:p>
      <text:p text:style-name="P30"/>
      <text:p text:style-name="P30">num=x+y</text:p>
      <text:p text:style-name="P30">a,b,c=segons1(num)</text:p>
      <text:p text:style-name="P30">print(str(a)+"h "+str(b)+"m "+str(c)+"s")</text:p>
      <text:p text:style-name="P16"><text:span text:style-name="Strong_20_Emphasis"><text:span text:style-name="T7">Exercici </text:span></text:span><text:span text:style-name="Strong_20_Emphasis"><text:span text:style-name="T8">6</text:span></text:span></text:p>
      <text:p text:style-name="P17">Escriure una funció que <text:span text:style-name="T22">donats</text:span> quatre nombres, retorni el major producte de dos d'ells. Per exemple, si rep els nombres 1, 5, -2, -4 ha de retornar 8, que és el producte més gran que es pot obtenir entre ells.</text:p>
      <text:p text:style-name="P30">#!/usr/bin/env python</text:p>
      <text:p text:style-name="P30"># -*- coding: utf-8 -*-</text:p>
      <text:p text:style-name="P30"/>
      <text:p text:style-name="P30">def producto(a,b,c,d):</text:p>
      <text:p text:style-name="P30"><text:tab/>return max([a*b,a*c,a*b,b*c,b*d,c*d])</text:p>
      <text:p text:style-name="P30"/>
      <text:p text:style-name="P30">num1 = int(input("Numero 1: "))</text:p>
      <text:p text:style-name="P30"><text:soft-page-break/>num2 = int(input("Numero 2: "))</text:p>
      <text:p text:style-name="P30">num3 = int(input("Numero 3: "))</text:p>
      <text:p text:style-name="P30">num4 = int(input("Numero 4: "))</text:p>
      <text:p text:style-name="P30"/>
      <text:p text:style-name="P30">print(producto(num1,num2,num3,num4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fo:color="#000000" style:font-name="CompactPlain" fo:font-family="CompactPlain, 'Times New Roman'" style:font-family-generic="roman" fo:font-size="11pt" fo:language="ca" fo:country="ES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font-size="10pt" fo:language="es" fo:country="ES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class="text">
      <style:paragraph-properties fo:margin-top="0.0417in" fo:margin-bottom="0in" loext:contextual-spacing="false" fo:keep-with-next="always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9pt" style:font-weight-complex="normal"/>
    </style:style>
    <style:style style:name="Heading_20_4" style:display-name="Heading 4" style:family="paragraph" style:parent-style-name="Standard" style:next-style-name="Standard" style:class="text">
      <style:paragraph-properties fo:margin-top="0.0417in" fo:margin-bottom="0in" loext:contextual-spacing="false" fo:keep-with-next="always">
        <style:tab-stops>
          <style:tab-stop style:position="0.0984in"/>
        </style:tab-stops>
      </style:paragraph-properties>
      <style:text-properties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justify" style:justify-single-word="false" fo:keep-with-next="always">
        <style:tab-stops>
          <style:tab-stop style:position="0.0984in"/>
        </style:tab-stops>
      </style:paragraph-properties>
      <style:text-properties style:font-name="Arial" fo:font-family="Arial" style:font-family-generic="swiss" style:font-pitch="variable" fo:font-size="10pt" fo:language="en" fo:country="GB" style:font-size-asian="10pt" style:font-name-complex="Arial" style:font-family-complex="Arial" style:font-family-generic-complex="swiss" style:font-pitch-complex="variable" style:font-weight-complex="norm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in" fo:margin-right="0in" fo:margin-top="0.1665in" fo:margin-bottom="0.0417in" loext:contextual-spacing="false" fo:line-height="100%" fo:text-align="justify" style:justify-single-word="false" fo:text-indent="0in" style:auto-text-indent="false"/>
      <style:text-properties style:font-name="Arial" fo:font-family="Arial" style:font-family-generic="swiss" style:font-pitch="variable" fo:font-size="10pt" fo:language="es" fo:country="ES" fo:font-weight="normal" style:font-size-asian="10pt" style:font-weight-asian="normal" style:font-size-complex="10pt" style:font-weight-complex="norm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in" fo:margin-right="0in" fo:margin-top="0.1665in" fo:margin-bottom="0.0417in" loext:contextual-spacing="false" fo:line-height="100%" fo:text-align="justify" style:justify-single-word="false" fo:text-indent="0in" style:auto-text-indent="false"/>
      <style:text-properties style:font-name="Arial" fo:font-family="Arial" style:font-family-generic="swiss" style:font-pitch="variable" fo:font-size="9pt" fo:language="es" fo:country="ES" fo:font-style="italic" fo:font-weight="normal" style:font-size-asian="9pt" style:font-style-asian="italic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Estilo1" style:family="paragraph" style:parent-style-name="Standard">
      <style:paragraph-properties fo:keep-together="auto"/>
    </style:style>
    <style:style style:name="Texto_20_independiente_20_2" style:display-name="Texto independiente 2" style:family="paragraph" style:parent-style-name="Standard">
      <style:paragraph-properties fo:line-height="100%" fo:text-align="justify" style:justify-single-word="false"/>
      <style:text-properties fo:color="#000000" style:font-name="Tahoma" fo:font-family="Tahoma" style:font-family-generic="swiss" style:font-pitch="variable" fo:font-size="12pt" fo:font-weight="normal" style:font-size-asian="12pt" style:font-weight-asian="normal" style:font-size-complex="10pt" style:font-weight-complex="normal"/>
    </style:style>
    <style:style style:name="Texto_20_independiente_20_3" style:display-name="Texto independiente 3" style:family="paragraph" style:parent-style-name="Standard">
      <style:paragraph-properties fo:line-height="100%"/>
      <style:text-properties fo:color="#000000" style:font-name="Arial" fo:font-family="Arial" style:font-family-generic="swiss" style:font-pitch="variable" fo:font-size="12pt" fo:font-weight="normal" style:font-size-asian="12pt" style:font-weight-asian="normal" style:font-name-complex="Arial" style:font-family-complex="Arial" style:font-family-generic-complex="swiss" style:font-pitch-complex="variable" style:font-size-complex="12pt" style:font-weight-complex="normal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 fo:line-height="100%"/>
      <style:text-properties style:font-name="Arial" fo:font-family="Arial" style:font-family-generic="swiss" style:font-pitch="variable" fo:font-size="12pt" fo:language="es" fo:country="ES" fo:font-weight="normal" style:font-size-asian="12pt" style:font-weight-asian="normal" style:font-size-complex="12pt" style:font-weight-complex="normal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Sylfaen" fo:font-family="Sylfaen" style:font-family-generic="roman" style:font-pitch="variable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4917in"/>
      </text:outline-level-style>
      <text:outline-level-style text:level="2" style:num-suffix="." style:num-format="1" text:display-levels="2">
        <style:list-level-properties text:space-before="0.4917in" text:min-label-width="0.4917in"/>
      </text:outline-level-style>
      <text:outline-level-style text:level="3" style:num-suffix="." style:num-format="1" text:display-levels="3">
        <style:list-level-properties text:space-before="0.9835in" text:min-label-width="0.4917in"/>
      </text:outline-level-style>
      <text:outline-level-style text:level="4" style:num-suffix="." style:num-format="1" text:display-levels="4">
        <style:list-level-properties text:space-before="1.4748in" text:min-label-width="0.4917in"/>
      </text:outline-level-style>
      <text:outline-level-style text:level="5" style:num-suffix="." style:num-format="1" text:display-levels="5">
        <style:list-level-properties text:space-before="1.9665in" text:min-label-width="0.4917in"/>
      </text:outline-level-style>
      <text:outline-level-style text:level="6" style:num-suffix="." style:num-format="1" text:display-levels="6">
        <style:list-level-properties text:space-before="2.4583in" text:min-label-width="0.4917in"/>
      </text:outline-level-style>
      <text:outline-level-style text:level="7" style:num-suffix="." style:num-format="1" text:display-levels="7">
        <style:list-level-properties text:space-before="2.95in" text:min-label-width="0.4917in"/>
      </text:outline-level-style>
      <text:outline-level-style text:level="8" style:num-suffix="." style:num-format="1" text:display-levels="8">
        <style:list-level-properties text:space-before="3.4417in" text:min-label-width="0.4917in"/>
      </text:outline-level-style>
      <text:outline-level-style text:level="9" style:num-suffix="." style:num-format="1" text:display-levels="9">
        <style:list-level-properties text:space-before="3.9335in" text:min-label-width="0.4917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suffix="." style:num-format="1">
        <style:list-level-properties text:min-label-width="0.4917in"/>
      </text:list-level-style-number>
      <text:list-level-style-number text:level="2" style:num-suffix="." style:num-format="1" text:display-levels="2">
        <style:list-level-properties text:space-before="0.4917in" text:min-label-width="0.4917in"/>
      </text:list-level-style-number>
      <text:list-level-style-number text:level="3" style:num-suffix="." style:num-format="1" text:display-levels="3">
        <style:list-level-properties text:space-before="0.9835in" text:min-label-width="0.4917in"/>
      </text:list-level-style-number>
      <text:list-level-style-number text:level="4" style:num-suffix="." style:num-format="1" text:display-levels="4">
        <style:list-level-properties text:space-before="1.4748in" text:min-label-width="0.4917in"/>
      </text:list-level-style-number>
      <text:list-level-style-number text:level="5" style:num-suffix="." style:num-format="1" text:display-levels="5">
        <style:list-level-properties text:space-before="1.9665in" text:min-label-width="0.4917in"/>
      </text:list-level-style-number>
      <text:list-level-style-number text:level="6" style:num-suffix="." style:num-format="1" text:display-levels="6">
        <style:list-level-properties text:space-before="2.4583in" text:min-label-width="0.4917in"/>
      </text:list-level-style-number>
      <text:list-level-style-number text:level="7" style:num-suffix="." style:num-format="1" text:display-levels="7">
        <style:list-level-properties text:space-before="2.95in" text:min-label-width="0.4917in"/>
      </text:list-level-style-number>
      <text:list-level-style-number text:level="8" style:num-suffix="." style:num-format="1" text:display-levels="8">
        <style:list-level-properties text:space-before="3.4417in" text:min-label-width="0.4917in"/>
      </text:list-level-style-number>
      <text:list-level-style-number text:level="9" style:num-suffix="." style:num-format="1" text:display-levels="9">
        <style:list-level-properties text:space-before="3.9335in" text:min-label-width="0.4917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5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bullet text:level="1" text:style-name="WW8Num4z0" text:bullet-char="">
        <style:list-level-properties text:space-before="0.25in" text:min-label-width="0.25in"/>
        <style:text-properties style:font-name="Wingdings"/>
      </text:list-level-style-bullet>
      <text:list-level-style-bullet text:level="2" text:style-name="WW8Num4z1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4z0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z1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4z0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z1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4z0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5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space-before="0.25in" text:min-label-width="0.25in"/>
        <style:text-properties style:font-name="Wingdings"/>
      </text:list-level-style-bullet>
      <text:list-level-style-bullet text:level="2" text:style-name="WW8Num6z1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6z0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1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6z0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1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6z0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min-label-width="0.25in"/>
      </text:list-level-style-number>
      <text:list-level-style-number text:level="2" style:num-prefix="4." style:num-suffix="." style:num-format="1">
        <style:list-level-properties text:space-before="0.1972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 text:start-value="2">
        <style:list-level-properties text:min-label-width="0.25in"/>
      </text:list-level-style-number>
      <text:list-level-style-number text:level="2" style:num-suffix="." style:num-format="1" text:start-value="3" text:display-levels="2">
        <style:list-level-properties text:space-before="0.4917in" text:min-label-width="0.5in"/>
      </text:list-level-style-number>
      <text:list-level-style-number text:level="3" style:num-suffix="." style:num-format="1" text:display-levels="3">
        <style:list-level-properties text:space-before="0.9835in" text:min-label-width="0.5in"/>
      </text:list-level-style-number>
      <text:list-level-style-number text:level="4" style:num-suffix="." style:num-format="1" text:display-levels="4">
        <style:list-level-properties text:space-before="1.4752in" text:min-label-width="0.75in"/>
      </text:list-level-style-number>
      <text:list-level-style-number text:level="5" style:num-suffix="." style:num-format="1" text:display-levels="5">
        <style:list-level-properties text:space-before="1.9665in" text:min-label-width="0.75in"/>
      </text:list-level-style-number>
      <text:list-level-style-number text:level="6" style:num-suffix="." style:num-format="1" text:display-levels="6">
        <style:list-level-properties text:space-before="2.4583in" text:min-label-width="1in"/>
      </text:list-level-style-number>
      <text:list-level-style-number text:level="7" style:num-suffix="." style:num-format="1" text:display-levels="7">
        <style:list-level-properties text:space-before="2.95in" text:min-label-width="1in"/>
      </text:list-level-style-number>
      <text:list-level-style-number text:level="8" style:num-suffix="." style:num-format="1" text:display-levels="8">
        <style:list-level-properties text:space-before="3.4417in" text:min-label-width="1.25in"/>
      </text:list-level-style-number>
      <text:list-level-style-number text:level="9" style:num-suffix="." style:num-format="1" text:display-levels="9">
        <style:list-level-properties text:space-before="3.9335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number text:level="1" style:num-prefix="1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8Num11z1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1z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1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1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1z2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1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1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1z2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text:min-label-width="1.25in" text:min-label-distance="0.1252in" fo:text-align="end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text:min-label-width="2.75in" text:min-label-distance="0.1252in" fo:text-align="end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text:min-label-width="4.2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0984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 text:start-value="2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5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min-label-width="0.25in"/>
      </text:list-level-style-number>
      <text:list-level-style-number text:level="2" style:num-prefix="1." style:num-format="1">
        <style:list-level-properties text:space-before="0.5in" text:min-label-width="0.25in"/>
      </text:list-level-style-number>
      <text:list-level-style-number text:level="3" style:num-suffix="." style:num-format="i">
        <style:list-level-properties text:min-label-width="1.25in" text:min-label-distance="0.1252in" fo:text-align="end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text:min-label-width="2.75in" text:min-label-distance="0.1252in" fo:text-align="end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text:min-label-width="4.2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 text:consecutive-numbering="true">
      <text:list-level-style-bullet text:level="1" text:style-name="WW8Num16z0" text:bullet-char="▪">
        <style:list-level-properties text:space-before="0.25in" text:min-label-width="0.25in"/>
        <style:text-properties style:font-name="Sylfaen"/>
      </text:list-level-style-bullet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 text:consecutive-numbering="true">
      <text:list-level-style-bullet text:level="1" text:style-name="WW8Num17z0" text:bullet-char="">
        <style:list-level-properties text:space-before="0.25in" text:min-label-width="0.25in"/>
        <style:text-properties style:font-name="Wingdings"/>
      </text:list-level-style-bullet>
      <text:list-level-style-bullet text:level="2" text:style-name="WW8Num17z1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7z0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7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7z1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7z0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7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7z1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7z0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 text:start-value="2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5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number text:level="1" style:num-suffix="." style:num-format="1">
        <style:list-level-properties text:min-label-width="0.25in"/>
      </text:list-level-style-number>
      <text:list-level-style-number text:level="2" style:num-prefix="2." style:num-suffix="." style:num-format="1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 text:consecutive-numbering="true">
      <text:list-level-style-bullet text:level="1" text:style-name="WW8Num20z0" text:bullet-char="">
        <style:list-level-properties text:space-before="0.25in" text:min-label-width="0.25in"/>
        <style:text-properties style:font-name="Wingdings"/>
      </text:list-level-style-bullet>
      <text:list-level-style-bullet text:level="2" text:style-name="WW8Num20z1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0z0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0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0z1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0z0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0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0z1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0z0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number text:level="1" style:num-suffix="." style:num-format="1">
        <style:list-level-properties text:min-label-width="0.25in"/>
      </text:list-level-style-number>
      <text:list-level-style-number text:level="2" style:num-prefix="3." style:num-suffix="." style:num-format="1">
        <style:list-level-properties text:space-before="0.1972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ula13" style:family="table">
      <style:table-properties style:width="6.434in" fo:margin-left="0.0049in" fo:margin-right="-0.0014in" table:align="margins" style:writing-mode="lr-tb"/>
    </style:style>
    <style:style style:name="Taula13.A" style:family="table-column">
      <style:table-column-properties style:column-width="5.3in" style:rel-column-width="53984*"/>
    </style:style>
    <style:style style:name="Taula13.B" style:family="table-column">
      <style:table-column-properties style:column-width="1.134in" style:rel-column-width="11551*"/>
    </style:style>
    <style:style style:name="Taula13.1" style:family="table-row">
      <style:table-row-properties style:min-row-height="0.8208in" fo:keep-together="auto"/>
    </style:style>
    <style:style style:name="Taula13.A1" style:family="table-cell">
      <style:table-cell-properties style:vertical-align="middle" fo:padding="0.0396in" fo:border-left="none" fo:border-right="none" fo:border-top="none" fo:border-bottom="0.5pt solid #000000" style:writing-mode="lr-tb"/>
    </style:style>
    <style:style style:name="Taula13.B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ula12" style:family="table">
      <style:table-properties style:width="6.434in" fo:margin-left="0.0049in" fo:margin-right="-0.0014in" table:align="margins" style:writing-mode="lr-tb"/>
    </style:style>
    <style:style style:name="Taula12.A" style:family="table-column">
      <style:table-column-properties style:column-width="5.2597in" style:rel-column-width="53573*"/>
    </style:style>
    <style:style style:name="Taula12.B" style:family="table-column">
      <style:table-column-properties style:column-width="1.1743in" style:rel-column-width="11962*"/>
    </style:style>
    <style:style style:name="Taula12.1" style:family="table-row">
      <style:table-row-properties style:min-row-height="0.3472in" fo:keep-together="always"/>
    </style:style>
    <style:style style:name="Taula12.A1" style:family="table-cell">
      <style:table-cell-properties style:vertical-align="middle" fo:padding="0.0396in" fo:border="none" style:writing-mode="lr-tb"/>
    </style:style>
    <style:style style:name="Taula12.B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M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M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MP3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MP4" style:family="paragraph" style:parent-style-name="Footnote">
      <style:paragraph-properties fo:line-height="100%" style:snap-to-layout-grid="false"/>
    </style:style>
    <style:style style:name="MP5" style:family="paragraph" style:parent-style-name="Footnote">
      <style:text-properties fo:font-size="5pt" style:font-size-asian="5pt"/>
    </style:style>
    <style:style style:name="MT1" style:family="text">
      <style:text-properties officeooo:rsid="0049920a"/>
    </style:style>
    <style:style style:name="MT2" style:family="text">
      <style:text-properties officeooo:rsid="002e939b"/>
    </style:style>
    <style:style style:name="MT3" style:family="text">
      <style:text-properties style:font-name="Arial" fo:font-size="9pt" style:font-size-asian="9pt" style:font-name-complex="Arial"/>
    </style:style>
    <style:style style:name="MT4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1972in" fo:margin-bottom="0.1972in" fo:margin-left="0.9453in" fo:margin-right="0.8846in" style:writing-mode="lr-tb" style:layout-grid-color="#c0c0c0" style:layout-grid-lines="39" style:layout-grid-base-height="0.1528in" style:layout-grid-ruby-height="0.1307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1965in" fo:margin-left="0in" fo:margin-right="0in" fo:margin-bottom="0.1575in" style:dynamic-spacing="true"/>
      </style:header-style>
      <style:footer-style>
        <style:header-footer-properties fo:min-height="0.3543in" fo:margin-left="0in" fo:margin-right="0in" fo:margin-top="0.3154in" style:dynamic-spacing="true"/>
      </style:footer-style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ula13" table:style-name="Taula13">
          <table:table-column table:style-name="Taula13.A"/>
          <table:table-column table:style-name="Taula13.B"/>
          <table:table-row table:style-name="Taula13.1">
            <table:table-cell table:style-name="Taula13.A1" office:value-type="string">
              <text:p text:style-name="MP1"><draw:frame draw:style-name="Mfr1" draw:name="gráficos1" text:anchor-type="paragraph" svg:x="5.4in" svg:y="-0.1528in" svg:width="0.9154in" svg:height="0.7689in" draw:z-index="10"><draw:image xlink:href="Pictures/100000000000080000000800482B8425106B401F.jpg" xlink:type="simple" xlink:show="embed" xlink:actuate="onLoad"/></draw:frame><text:span text:style-name="MT1">1</text:span>Programació.</text:p>
              <text:p text:style-name="MP2"><text:span text:style-name="MT2">Disseny Modular</text:span> - UF<text:span text:style-name="MT2">2</text:span></text:p>
            </table:table-cell>
            <table:table-cell table:style-name="Taula13.B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ula12" table:style-name="Taula12">
          <table:table-column table:style-name="Taula12.A"/>
          <table:table-column table:style-name="Taula12.B"/>
          <table:table-row table:style-name="Taula12.1">
            <table:table-cell table:style-name="Taula12.A1" office:value-type="string">
              <text:p text:style-name="MP4">Grau superior informàtica</text:p>
            </table:table-cell>
            <table:table-cell table:style-name="Taula12.B1" office:value-type="string">
              <text:p text:style-name="MP4"><text:span text:style-name="MT3">Pàgina </text:span><text:span text:style-name="MT4"><text:page-number text:select-page="current">8</text:page-number></text:span><text:span text:style-name="MT4"> de </text:span><text:span text:style-name="MT4"><text:page-count style:num-format="1">11</text:page-count></text:span></text:p>
            </table:table-cell>
          </table:table-row>
        </table:table>
        <text:p text:style-name="MP5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1</dc:title>
    <meta:initial-creator>Josep Vilardell</meta:initial-creator>
    <meta:creation-date>2011-09-13T17:29:00</meta:creation-date>
    <dc:date>2018-02-12T02:10:27.843252285</dc:date>
    <meta:print-date>2011-03-02T18:52:00</meta:print-date>
    <dc:language>ca-ES</dc:language>
    <meta:editing-cycles>81</meta:editing-cycles>
    <meta:editing-duration>PT14H15M13S</meta:editing-duration>
    <meta:document-statistic meta:table-count="2" meta:image-count="1" meta:object-count="0" meta:page-count="11" meta:paragraph-count="248" meta:word-count="967" meta:character-count="7087" meta:non-whitespace-character-count="5988"/>
    <meta:user-defined meta:name="Info 1"/>
    <meta:user-defined meta:name="Info 2"/>
    <meta:user-defined meta:name="Info 3"/>
    <meta:user-defined meta:name="Info 4"/>
  </office:meta>
</office:document-meta>
</file>